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Choice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Inline( javax . el . ValueExpressio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neChoice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doStartTag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electOneChoice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lectOneChoice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